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2"/>
        <table:table-column table:style-name="co1" table:number-columns-repeated="8" table:default-cell-style-name="Default"/>
        <table:table-row table:style-name="ro1">
          <table:table-cell table:style-name="ce1" office:value-type="date" office:date-value="2014-04-01" calcext:value-type="date">
            <text:p>01/04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01" calcext:value-type="date">
            <text:p>01/04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01" calcext:value-type="date">
            <text:p>01/04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01" calcext:value-type="date">
            <text:p>01/04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01" calcext:value-type="date">
            <text:p>01/04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01" calcext:value-type="date">
            <text:p>01/04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01" calcext:value-type="date">
            <text:p>01/04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01" calcext:value-type="date">
            <text:p>01/04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01" calcext:value-type="date">
            <text:p>01/04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01" calcext:value-type="date">
            <text:p>01/04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01" calcext:value-type="date">
            <text:p>01/04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01" calcext:value-type="date">
            <text:p>01/04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01" calcext:value-type="date">
            <text:p>01/04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01" calcext:value-type="date">
            <text:p>01/04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01" calcext:value-type="date">
            <text:p>01/04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01" calcext:value-type="date">
            <text:p>01/04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01" calcext:value-type="date">
            <text:p>01/04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01" calcext:value-type="date">
            <text:p>01/04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01" calcext:value-type="date">
            <text:p>01/04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01" calcext:value-type="date">
            <text:p>01/04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01" calcext:value-type="date">
            <text:p>01/04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01" calcext:value-type="date">
            <text:p>01/04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01" calcext:value-type="date">
            <text:p>01/04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2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01" calcext:value-type="date">
            <text:p>01/04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2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01" calcext:value-type="date">
            <text:p>01/04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2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01" calcext:value-type="date">
            <text:p>01/04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28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01" calcext:value-type="date">
            <text:p>01/04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28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01" calcext:value-type="date">
            <text:p>01/04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2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01" calcext:value-type="date">
            <text:p>01/04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2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01" calcext:value-type="date">
            <text:p>01/04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2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01" calcext:value-type="date">
            <text:p>01/04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29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01" calcext:value-type="date">
            <text:p>01/04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01" calcext:value-type="date">
            <text:p>01/04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01" calcext:value-type="date">
            <text:p>01/04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01" calcext:value-type="date">
            <text:p>01/04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01" calcext:value-type="date">
            <text:p>01/04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01" calcext:value-type="date">
            <text:p>01/04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01" calcext:value-type="date">
            <text:p>01/04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01" calcext:value-type="date">
            <text:p>01/04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01" calcext:value-type="date">
            <text:p>01/04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01" calcext:value-type="date">
            <text:p>01/04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01" calcext:value-type="date">
            <text:p>01/04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01" calcext:value-type="date">
            <text:p>01/04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01" calcext:value-type="date">
            <text:p>01/04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01" calcext:value-type="date">
            <text:p>01/04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01" calcext:value-type="date">
            <text:p>01/04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01" calcext:value-type="date">
            <text:p>01/04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02" calcext:value-type="date">
            <text:p>02/04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02" calcext:value-type="date">
            <text:p>02/04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02" calcext:value-type="date">
            <text:p>02/04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02" calcext:value-type="date">
            <text:p>02/04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02" calcext:value-type="date">
            <text:p>02/04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02" calcext:value-type="date">
            <text:p>02/04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02" calcext:value-type="date">
            <text:p>02/04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3°C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02" calcext:value-type="date">
            <text:p>02/04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3°C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02" calcext:value-type="date">
            <text:p>02/04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3°C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02" calcext:value-type="date">
            <text:p>02/04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3°C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02" calcext:value-type="date">
            <text:p>02/04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3°C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02" calcext:value-type="date">
            <text:p>02/04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3°C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02" calcext:value-type="date">
            <text:p>02/04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3°C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02" calcext:value-type="date">
            <text:p>02/04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02" calcext:value-type="date">
            <text:p>02/04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02" calcext:value-type="date">
            <text:p>02/04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02" calcext:value-type="date">
            <text:p>02/04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02" calcext:value-type="date">
            <text:p>02/04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2" calcext:value-type="date">
            <text:p>02/04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2" calcext:value-type="date">
            <text:p>02/04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2" calcext:value-type="date">
            <text:p>02/04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2" calcext:value-type="date">
            <text:p>02/04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2" calcext:value-type="date">
            <text:p>02/04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2" calcext:value-type="date">
            <text:p>02/04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2" calcext:value-type="date">
            <text:p>02/04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02" calcext:value-type="date">
            <text:p>02/04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02" calcext:value-type="date">
            <text:p>02/04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02" calcext:value-type="date">
            <text:p>02/04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02" calcext:value-type="date">
            <text:p>02/04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02" calcext:value-type="date">
            <text:p>02/04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02" calcext:value-type="date">
            <text:p>02/04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02" calcext:value-type="date">
            <text:p>02/04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02" calcext:value-type="date">
            <text:p>02/04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02" calcext:value-type="date">
            <text:p>02/04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29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02" calcext:value-type="date">
            <text:p>02/04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02" calcext:value-type="date">
            <text:p>02/04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02" calcext:value-type="date">
            <text:p>02/04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02" calcext:value-type="date">
            <text:p>02/04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02" calcext:value-type="date">
            <text:p>02/04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02" calcext:value-type="date">
            <text:p>02/04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02" calcext:value-type="date">
            <text:p>02/04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02" calcext:value-type="date">
            <text:p>02/04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02" calcext:value-type="date">
            <text:p>02/04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02" calcext:value-type="date">
            <text:p>02/04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2" calcext:value-type="date">
            <text:p>02/04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2" calcext:value-type="date">
            <text:p>02/04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4-02" calcext:value-type="date">
            <text:p>02/04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2" calcext:value-type="date">
            <text:p>02/04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3" calcext:value-type="date">
            <text:p>03/04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3" calcext:value-type="date">
            <text:p>03/04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3" calcext:value-type="date">
            <text:p>03/04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4-03" calcext:value-type="date">
            <text:p>03/04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3" calcext:value-type="date">
            <text:p>03/04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4-03" calcext:value-type="date">
            <text:p>03/04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3" calcext:value-type="date">
            <text:p>03/04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3" calcext:value-type="date">
            <text:p>03/04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3" calcext:value-type="date">
            <text:p>03/04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3" calcext:value-type="date">
            <text:p>03/04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4-03" calcext:value-type="date">
            <text:p>03/04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3" calcext:value-type="date">
            <text:p>03/04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4-03" calcext:value-type="date">
            <text:p>03/04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4-03" calcext:value-type="date">
            <text:p>03/04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03" calcext:value-type="date">
            <text:p>03/04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4-03" calcext:value-type="date">
            <text:p>03/04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3" calcext:value-type="date">
            <text:p>03/04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4-03" calcext:value-type="date">
            <text:p>03/04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03" calcext:value-type="date">
            <text:p>03/04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03" calcext:value-type="date">
            <text:p>03/04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03" calcext:value-type="date">
            <text:p>03/04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03" calcext:value-type="date">
            <text:p>03/04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03" calcext:value-type="date">
            <text:p>03/04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03" calcext:value-type="date">
            <text:p>03/04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03" calcext:value-type="date">
            <text:p>03/04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03" calcext:value-type="date">
            <text:p>03/04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03" calcext:value-type="date">
            <text:p>03/04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03" calcext:value-type="date">
            <text:p>03/04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03" calcext:value-type="date">
            <text:p>03/04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2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3" calcext:value-type="date">
            <text:p>03/04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28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3" calcext:value-type="date">
            <text:p>03/04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3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3" calcext:value-type="date">
            <text:p>03/04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3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Sấm</text:p>
          </table:table-cell>
        </table:table-row>
        <table:table-row table:style-name="ro1">
          <table:table-cell table:style-name="ce1" office:value-type="date" office:date-value="2014-04-03" calcext:value-type="date">
            <text:p>03/04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2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Sấm</text:p>
          </table:table-cell>
        </table:table-row>
        <table:table-row table:style-name="ro1">
          <table:table-cell table:style-name="ce1" office:value-type="date" office:date-value="2014-04-03" calcext:value-type="date">
            <text:p>03/04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Sấm</text:p>
          </table:table-cell>
        </table:table-row>
        <table:table-row table:style-name="ro1">
          <table:table-cell table:style-name="ce1" office:value-type="date" office:date-value="2014-04-03" calcext:value-type="date">
            <text:p>03/04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03" calcext:value-type="date">
            <text:p>03/04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3" calcext:value-type="date">
            <text:p>03/04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03" calcext:value-type="date">
            <text:p>03/04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03" calcext:value-type="date">
            <text:p>03/04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03" calcext:value-type="date">
            <text:p>03/04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03" calcext:value-type="date">
            <text:p>03/04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03" calcext:value-type="date">
            <text:p>03/04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03" calcext:value-type="date">
            <text:p>03/04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03" calcext:value-type="date">
            <text:p>03/04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03" calcext:value-type="date">
            <text:p>03/04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03" calcext:value-type="date">
            <text:p>03/04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03" calcext:value-type="date">
            <text:p>03/04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04" calcext:value-type="date">
            <text:p>04/04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04" calcext:value-type="date">
            <text:p>04/04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04" calcext:value-type="date">
            <text:p>04/04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04" calcext:value-type="date">
            <text:p>04/04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04" calcext:value-type="date">
            <text:p>04/04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04" calcext:value-type="date">
            <text:p>04/04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04" calcext:value-type="date">
            <text:p>04/04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04" calcext:value-type="date">
            <text:p>04/04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04" calcext:value-type="date">
            <text:p>04/04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04" calcext:value-type="date">
            <text:p>04/04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04" calcext:value-type="date">
            <text:p>04/04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04" calcext:value-type="date">
            <text:p>04/04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04" calcext:value-type="date">
            <text:p>04/04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04" calcext:value-type="date">
            <text:p>04/04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04" calcext:value-type="date">
            <text:p>04/04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04" calcext:value-type="date">
            <text:p>04/04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Sấm</text:p>
          </table:table-cell>
        </table:table-row>
        <table:table-row table:style-name="ro1">
          <table:table-cell table:style-name="ce1" office:value-type="date" office:date-value="2014-04-04" calcext:value-type="date">
            <text:p>04/04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Sấm</text:p>
          </table:table-cell>
        </table:table-row>
        <table:table-row table:style-name="ro1">
          <table:table-cell table:style-name="ce1" office:value-type="date" office:date-value="2014-04-04" calcext:value-type="date">
            <text:p>04/04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Sấm</text:p>
          </table:table-cell>
        </table:table-row>
        <table:table-row table:style-name="ro1">
          <table:table-cell table:style-name="ce1" office:value-type="date" office:date-value="2014-04-04" calcext:value-type="date">
            <text:p>04/04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Sấm</text:p>
          </table:table-cell>
        </table:table-row>
        <table:table-row table:style-name="ro1">
          <table:table-cell table:style-name="ce1" office:value-type="date" office:date-value="2014-04-04" calcext:value-type="date">
            <text:p>04/04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Sấm</text:p>
          </table:table-cell>
        </table:table-row>
        <table:table-row table:style-name="ro1">
          <table:table-cell table:style-name="ce1" office:value-type="date" office:date-value="2014-04-04" calcext:value-type="date">
            <text:p>04/04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23°C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Sấm</text:p>
          </table:table-cell>
        </table:table-row>
        <table:table-row table:style-name="ro1">
          <table:table-cell table:style-name="ce1" office:value-type="date" office:date-value="2014-04-04" calcext:value-type="date">
            <text:p>04/04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23°C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Sấm</text:p>
          </table:table-cell>
        </table:table-row>
        <table:table-row table:style-name="ro1">
          <table:table-cell table:style-name="ce1" office:value-type="date" office:date-value="2014-04-04" calcext:value-type="date">
            <text:p>04/04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23°C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04-04" calcext:value-type="date">
            <text:p>04/04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23°C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04-04" calcext:value-type="date">
            <text:p>04/04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23°C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04-04" calcext:value-type="date">
            <text:p>04/04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04-04" calcext:value-type="date">
            <text:p>04/04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23°C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04-04" calcext:value-type="date">
            <text:p>04/04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04-04" calcext:value-type="date">
            <text:p>04/04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04" calcext:value-type="date">
            <text:p>04/04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04" calcext:value-type="date">
            <text:p>04/04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04" calcext:value-type="date">
            <text:p>04/04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04-04" calcext:value-type="date">
            <text:p>04/04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04-04" calcext:value-type="date">
            <text:p>04/04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04-04" calcext:value-type="date">
            <text:p>04/04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04" calcext:value-type="date">
            <text:p>04/04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04-04" calcext:value-type="date">
            <text:p>04/04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04" calcext:value-type="date">
            <text:p>04/04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04" calcext:value-type="date">
            <text:p>04/04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04" calcext:value-type="date">
            <text:p>04/04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04" calcext:value-type="date">
            <text:p>04/04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04" calcext:value-type="date">
            <text:p>04/04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4" calcext:value-type="date">
            <text:p>04/04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23°C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4" calcext:value-type="date">
            <text:p>04/04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3°C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4" calcext:value-type="date">
            <text:p>04/04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3°C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4" calcext:value-type="date">
            <text:p>04/04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3°C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4" calcext:value-type="date">
            <text:p>04/04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3°C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5" calcext:value-type="date">
            <text:p>05/04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3°C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5" calcext:value-type="date">
            <text:p>05/04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3°C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05" calcext:value-type="date">
            <text:p>05/04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3°C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05" calcext:value-type="date">
            <text:p>05/04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3°C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05" calcext:value-type="date">
            <text:p>05/04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3°C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05" calcext:value-type="date">
            <text:p>05/04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3°C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05" calcext:value-type="date">
            <text:p>05/04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3°C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05" calcext:value-type="date">
            <text:p>05/04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2°C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05" calcext:value-type="date">
            <text:p>05/04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2°C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4-05" calcext:value-type="date">
            <text:p>05/04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2°C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4-05" calcext:value-type="date">
            <text:p>05/04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2°C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5" calcext:value-type="date">
            <text:p>05/04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2°C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5" calcext:value-type="date">
            <text:p>05/04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2°C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5" calcext:value-type="date">
            <text:p>05/04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23°C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5" calcext:value-type="date">
            <text:p>05/04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5" calcext:value-type="date">
            <text:p>05/04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5" calcext:value-type="date">
            <text:p>05/04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5" calcext:value-type="date">
            <text:p>05/04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5" calcext:value-type="date">
            <text:p>05/04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5" calcext:value-type="date">
            <text:p>05/04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5" calcext:value-type="date">
            <text:p>05/04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5" calcext:value-type="date">
            <text:p>05/04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05" calcext:value-type="date">
            <text:p>05/04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05" calcext:value-type="date">
            <text:p>05/04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Biến đổi tại 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5" calcext:value-type="date">
            <text:p>05/04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05" calcext:value-type="date">
            <text:p>05/04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5" calcext:value-type="date">
            <text:p>05/04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5" calcext:value-type="date">
            <text:p>05/04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29°C</text:p>
          </table:table-cell>
          <table:table-cell table:style-name="ce6" office:value-type="string" calcext:value-type="string">
            <text:p>2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5" calcext:value-type="date">
            <text:p>05/04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2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5" calcext:value-type="date">
            <text:p>05/04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29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5" calcext:value-type="date">
            <text:p>05/04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29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5" calcext:value-type="date">
            <text:p>05/04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5" calcext:value-type="date">
            <text:p>05/04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5" calcext:value-type="date">
            <text:p>05/04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5" calcext:value-type="date">
            <text:p>05/04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5" calcext:value-type="date">
            <text:p>05/04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5" calcext:value-type="date">
            <text:p>05/04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5" calcext:value-type="date">
            <text:p>05/04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5" calcext:value-type="date">
            <text:p>05/04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5" calcext:value-type="date">
            <text:p>05/04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05" calcext:value-type="date">
            <text:p>05/04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05" calcext:value-type="date">
            <text:p>05/04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05" calcext:value-type="date">
            <text:p>05/04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05" calcext:value-type="date">
            <text:p>05/04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05" calcext:value-type="date">
            <text:p>05/04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05" calcext:value-type="date">
            <text:p>05/04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05" calcext:value-type="date">
            <text:p>05/04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05" calcext:value-type="date">
            <text:p>05/04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06" calcext:value-type="date">
            <text:p>06/04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06" calcext:value-type="date">
            <text:p>06/04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06" calcext:value-type="date">
            <text:p>06/04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06" calcext:value-type="date">
            <text:p>06/04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06" calcext:value-type="date">
            <text:p>06/04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06" calcext:value-type="date">
            <text:p>06/04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06" calcext:value-type="date">
            <text:p>06/04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06" calcext:value-type="date">
            <text:p>06/04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06" calcext:value-type="date">
            <text:p>06/04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06" calcext:value-type="date">
            <text:p>06/04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06" calcext:value-type="date">
            <text:p>06/04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06" calcext:value-type="date">
            <text:p>06/04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3°C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06" calcext:value-type="date">
            <text:p>06/04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06" calcext:value-type="date">
            <text:p>06/04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06" calcext:value-type="date">
            <text:p>06/04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06" calcext:value-type="date">
            <text:p>06/04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06" calcext:value-type="date">
            <text:p>06/04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06" calcext:value-type="date">
            <text:p>06/04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06" calcext:value-type="date">
            <text:p>06/04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06" calcext:value-type="date">
            <text:p>06/04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06" calcext:value-type="date">
            <text:p>06/04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6" calcext:value-type="date">
            <text:p>06/04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6" calcext:value-type="date">
            <text:p>06/04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29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6" calcext:value-type="date">
            <text:p>06/04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4-06" calcext:value-type="date">
            <text:p>06/04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06" calcext:value-type="date">
            <text:p>06/04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06" calcext:value-type="date">
            <text:p>06/04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06" calcext:value-type="date">
            <text:p>06/04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6" calcext:value-type="date">
            <text:p>06/04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6" calcext:value-type="date">
            <text:p>06/04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6" calcext:value-type="date">
            <text:p>06/04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6" calcext:value-type="date">
            <text:p>06/04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6" calcext:value-type="date">
            <text:p>06/04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6" calcext:value-type="date">
            <text:p>06/04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29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6" calcext:value-type="date">
            <text:p>06/04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4-06" calcext:value-type="date">
            <text:p>06/04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4-06" calcext:value-type="date">
            <text:p>06/04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6" calcext:value-type="date">
            <text:p>06/04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6" calcext:value-type="date">
            <text:p>06/04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6" calcext:value-type="date">
            <text:p>06/04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6" calcext:value-type="date">
            <text:p>06/04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6" calcext:value-type="date">
            <text:p>06/04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6" calcext:value-type="date">
            <text:p>06/04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6" calcext:value-type="date">
            <text:p>06/04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4-06" calcext:value-type="date">
            <text:p>06/04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4-06" calcext:value-type="date">
            <text:p>06/04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6" calcext:value-type="date">
            <text:p>06/04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6" calcext:value-type="date">
            <text:p>06/04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7" calcext:value-type="date">
            <text:p>07/04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4-07" calcext:value-type="date">
            <text:p>07/04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7" calcext:value-type="date">
            <text:p>07/04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7" calcext:value-type="date">
            <text:p>07/04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7" calcext:value-type="date">
            <text:p>07/04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7" calcext:value-type="date">
            <text:p>07/04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7" calcext:value-type="date">
            <text:p>07/04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7" calcext:value-type="date">
            <text:p>07/04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7" calcext:value-type="date">
            <text:p>07/04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4-07" calcext:value-type="date">
            <text:p>07/04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7" calcext:value-type="date">
            <text:p>07/04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4-07" calcext:value-type="date">
            <text:p>07/04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07" calcext:value-type="date">
            <text:p>07/04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07" calcext:value-type="date">
            <text:p>07/04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07" calcext:value-type="date">
            <text:p>07/04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4-07" calcext:value-type="date">
            <text:p>07/04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4-07" calcext:value-type="date">
            <text:p>07/04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4-07" calcext:value-type="date">
            <text:p>07/04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4-07" calcext:value-type="date">
            <text:p>07/04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4-07" calcext:value-type="date">
            <text:p>07/04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7" calcext:value-type="date">
            <text:p>07/04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4-07" calcext:value-type="date">
            <text:p>07/04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4-07" calcext:value-type="date">
            <text:p>07/04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Biến đổi tại 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7" calcext:value-type="date">
            <text:p>07/04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7" calcext:value-type="date">
            <text:p>07/04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7" calcext:value-type="date">
            <text:p>07/04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7" calcext:value-type="date">
            <text:p>07/04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4-07" calcext:value-type="date">
            <text:p>07/04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Biến đổi tại 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7" calcext:value-type="date">
            <text:p>07/04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7" calcext:value-type="date">
            <text:p>07/04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7" calcext:value-type="date">
            <text:p>07/04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7" calcext:value-type="date">
            <text:p>07/04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7" calcext:value-type="date">
            <text:p>07/04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4-07" calcext:value-type="date">
            <text:p>07/04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07" calcext:value-type="date">
            <text:p>07/04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07" calcext:value-type="date">
            <text:p>07/04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Sấm</text:p>
          </table:table-cell>
        </table:table-row>
        <table:table-row table:style-name="ro1">
          <table:table-cell table:style-name="ce1" office:value-type="date" office:date-value="2014-04-07" calcext:value-type="date">
            <text:p>07/04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Sấm</text:p>
          </table:table-cell>
        </table:table-row>
        <table:table-row table:style-name="ro1">
          <table:table-cell table:style-name="ce1" office:value-type="date" office:date-value="2014-04-07" calcext:value-type="date">
            <text:p>07/04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Sấm</text:p>
          </table:table-cell>
        </table:table-row>
        <table:table-row table:style-name="ro2">
          <table:table-cell table:style-name="ce1" office:value-type="date" office:date-value="2014-04-07" calcext:value-type="date">
            <text:p>07/04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07" calcext:value-type="date">
            <text:p>07/04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07" calcext:value-type="date">
            <text:p>07/04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07" calcext:value-type="date">
            <text:p>07/04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07" calcext:value-type="date">
            <text:p>07/04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7" calcext:value-type="date">
            <text:p>07/04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7" calcext:value-type="date">
            <text:p>07/04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7" calcext:value-type="date">
            <text:p>07/04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7" calcext:value-type="date">
            <text:p>07/04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8" calcext:value-type="date">
            <text:p>08/04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3°C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8" calcext:value-type="date">
            <text:p>08/04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3°C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8" calcext:value-type="date">
            <text:p>08/04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3°C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8" calcext:value-type="date">
            <text:p>08/04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3°C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4-08" calcext:value-type="date">
            <text:p>08/04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3°C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8" calcext:value-type="date">
            <text:p>08/04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3°C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4-08" calcext:value-type="date">
            <text:p>08/04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3°C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8" calcext:value-type="date">
            <text:p>08/04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3°C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8" calcext:value-type="date">
            <text:p>08/04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3°C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8" calcext:value-type="date">
            <text:p>08/04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3°C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8" calcext:value-type="date">
            <text:p>08/04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3°C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8" calcext:value-type="date">
            <text:p>08/04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3°C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8" calcext:value-type="date">
            <text:p>08/04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3°C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8" calcext:value-type="date">
            <text:p>08/04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8" calcext:value-type="date">
            <text:p>08/04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8" calcext:value-type="date">
            <text:p>08/04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8" calcext:value-type="date">
            <text:p>08/04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8" calcext:value-type="date">
            <text:p>08/04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8" calcext:value-type="date">
            <text:p>08/04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8" calcext:value-type="date">
            <text:p>08/04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8" calcext:value-type="date">
            <text:p>08/04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4-08" calcext:value-type="date">
            <text:p>08/04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08" calcext:value-type="date">
            <text:p>08/04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08" calcext:value-type="date">
            <text:p>08/04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08" calcext:value-type="date">
            <text:p>08/04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08" calcext:value-type="date">
            <text:p>08/04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32°C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08" calcext:value-type="date">
            <text:p>08/04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08" calcext:value-type="date">
            <text:p>08/04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08" calcext:value-type="date">
            <text:p>08/04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08" calcext:value-type="date">
            <text:p>08/04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08" calcext:value-type="date">
            <text:p>08/04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08" calcext:value-type="date">
            <text:p>08/04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08" calcext:value-type="date">
            <text:p>08/04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23°C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3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Sấm</text:p>
          </table:table-cell>
        </table:table-row>
        <table:table-row table:style-name="ro1">
          <table:table-cell table:style-name="ce1" office:value-type="date" office:date-value="2014-04-08" calcext:value-type="date">
            <text:p>08/04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23°C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Sấm</text:p>
          </table:table-cell>
        </table:table-row>
        <table:table-row table:style-name="ro2">
          <table:table-cell table:style-name="ce1" office:value-type="date" office:date-value="2014-04-08" calcext:value-type="date">
            <text:p>08/04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08" calcext:value-type="date">
            <text:p>08/04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08" calcext:value-type="date">
            <text:p>08/04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04-08" calcext:value-type="date">
            <text:p>08/04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04-08" calcext:value-type="date">
            <text:p>08/04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04-08" calcext:value-type="date">
            <text:p>08/04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08" calcext:value-type="date">
            <text:p>08/04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8" calcext:value-type="date">
            <text:p>08/04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23°C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8" calcext:value-type="date">
            <text:p>08/04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8" calcext:value-type="date">
            <text:p>08/04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8" calcext:value-type="date">
            <text:p>08/04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3°C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8" calcext:value-type="date">
            <text:p>08/04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3°C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8" calcext:value-type="date">
            <text:p>08/04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3°C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8" calcext:value-type="date">
            <text:p>08/04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3°C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9" calcext:value-type="date">
            <text:p>09/04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3°C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9" calcext:value-type="date">
            <text:p>09/04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3°C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9" calcext:value-type="date">
            <text:p>09/04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3°C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9" calcext:value-type="date">
            <text:p>09/04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3°C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9" calcext:value-type="date">
            <text:p>09/04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2°C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9" calcext:value-type="date">
            <text:p>09/04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2°C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9" calcext:value-type="date">
            <text:p>09/04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2°C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9" calcext:value-type="date">
            <text:p>09/04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2°C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9" calcext:value-type="date">
            <text:p>09/04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2°C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9" calcext:value-type="date">
            <text:p>09/04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2°C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9" calcext:value-type="date">
            <text:p>09/04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2°C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9" calcext:value-type="date">
            <text:p>09/04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2°C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4-09" calcext:value-type="date">
            <text:p>09/04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2°C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09" calcext:value-type="date">
            <text:p>09/04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23°C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09" calcext:value-type="date">
            <text:p>09/04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09" calcext:value-type="date">
            <text:p>09/04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09" calcext:value-type="date">
            <text:p>09/04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09" calcext:value-type="date">
            <text:p>09/04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29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09" calcext:value-type="date">
            <text:p>09/04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09" calcext:value-type="date">
            <text:p>09/04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09" calcext:value-type="date">
            <text:p>09/04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09" calcext:value-type="date">
            <text:p>09/04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9" calcext:value-type="date">
            <text:p>09/04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9" calcext:value-type="date">
            <text:p>09/04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9" calcext:value-type="date">
            <text:p>09/04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9" calcext:value-type="date">
            <text:p>09/04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9" calcext:value-type="date">
            <text:p>09/04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9" calcext:value-type="date">
            <text:p>09/04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9" calcext:value-type="date">
            <text:p>09/04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9" calcext:value-type="date">
            <text:p>09/04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9" calcext:value-type="date">
            <text:p>09/04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9" calcext:value-type="date">
            <text:p>09/04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9" calcext:value-type="date">
            <text:p>09/04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9" calcext:value-type="date">
            <text:p>09/04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9" calcext:value-type="date">
            <text:p>09/04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9" calcext:value-type="date">
            <text:p>09/04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9" calcext:value-type="date">
            <text:p>09/04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9" calcext:value-type="date">
            <text:p>09/04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4-09" calcext:value-type="date">
            <text:p>09/04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9" calcext:value-type="date">
            <text:p>09/04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9" calcext:value-type="date">
            <text:p>09/04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9" calcext:value-type="date">
            <text:p>09/04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4-09" calcext:value-type="date">
            <text:p>09/04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4-09" calcext:value-type="date">
            <text:p>09/04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9" calcext:value-type="date">
            <text:p>09/04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4-09" calcext:value-type="date">
            <text:p>09/04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9" calcext:value-type="date">
            <text:p>09/04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09" calcext:value-type="date">
            <text:p>09/04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0" calcext:value-type="date">
            <text:p>10/04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0" calcext:value-type="date">
            <text:p>10/04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0" calcext:value-type="date">
            <text:p>10/04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0" calcext:value-type="date">
            <text:p>10/04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0" calcext:value-type="date">
            <text:p>10/04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0" calcext:value-type="date">
            <text:p>10/04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0" calcext:value-type="date">
            <text:p>10/04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0" calcext:value-type="date">
            <text:p>10/04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0" calcext:value-type="date">
            <text:p>10/04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0" calcext:value-type="date">
            <text:p>10/04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0" calcext:value-type="date">
            <text:p>10/04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0" calcext:value-type="date">
            <text:p>10/04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3°C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0" calcext:value-type="date">
            <text:p>10/04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3°C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0" calcext:value-type="date">
            <text:p>10/04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0" calcext:value-type="date">
            <text:p>10/04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0" calcext:value-type="date">
            <text:p>10/04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4-10" calcext:value-type="date">
            <text:p>10/04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4-10" calcext:value-type="date">
            <text:p>10/04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0" calcext:value-type="date">
            <text:p>10/04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0" calcext:value-type="date">
            <text:p>10/04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0" calcext:value-type="date">
            <text:p>10/04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0" calcext:value-type="date">
            <text:p>10/04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0" calcext:value-type="date">
            <text:p>10/04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0" calcext:value-type="date">
            <text:p>10/04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0" calcext:value-type="date">
            <text:p>10/04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0" calcext:value-type="date">
            <text:p>10/04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0" calcext:value-type="date">
            <text:p>10/04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0" calcext:value-type="date">
            <text:p>10/04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0" calcext:value-type="date">
            <text:p>10/04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0" calcext:value-type="date">
            <text:p>10/04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0" calcext:value-type="date">
            <text:p>10/04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0" calcext:value-type="date">
            <text:p>10/04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0" calcext:value-type="date">
            <text:p>10/04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0" calcext:value-type="date">
            <text:p>10/04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0" calcext:value-type="date">
            <text:p>10/04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0" calcext:value-type="date">
            <text:p>10/04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0" calcext:value-type="date">
            <text:p>10/04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0" calcext:value-type="date">
            <text:p>10/04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0" calcext:value-type="date">
            <text:p>10/04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4-10" calcext:value-type="date">
            <text:p>10/04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0" calcext:value-type="date">
            <text:p>10/04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0" calcext:value-type="date">
            <text:p>10/04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0" calcext:value-type="date">
            <text:p>10/04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4-10" calcext:value-type="date">
            <text:p>10/04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4-10" calcext:value-type="date">
            <text:p>10/04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4-10" calcext:value-type="date">
            <text:p>10/04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0" calcext:value-type="date">
            <text:p>10/04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1" calcext:value-type="date">
            <text:p>11/04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1" calcext:value-type="date">
            <text:p>11/04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1" calcext:value-type="date">
            <text:p>11/04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1" calcext:value-type="date">
            <text:p>11/04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4-11" calcext:value-type="date">
            <text:p>11/04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1" calcext:value-type="date">
            <text:p>11/04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1" calcext:value-type="date">
            <text:p>11/04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1" calcext:value-type="date">
            <text:p>11/04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1" calcext:value-type="date">
            <text:p>11/04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1" calcext:value-type="date">
            <text:p>11/04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1" calcext:value-type="date">
            <text:p>11/04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1" calcext:value-type="date">
            <text:p>11/04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1" calcext:value-type="date">
            <text:p>11/04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1" calcext:value-type="date">
            <text:p>11/04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1" calcext:value-type="date">
            <text:p>11/04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1" calcext:value-type="date">
            <text:p>11/04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1" calcext:value-type="date">
            <text:p>11/04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1" calcext:value-type="date">
            <text:p>11/04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1" calcext:value-type="date">
            <text:p>11/04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1" calcext:value-type="date">
            <text:p>11/04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1" calcext:value-type="date">
            <text:p>11/04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1" calcext:value-type="date">
            <text:p>11/04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1" calcext:value-type="date">
            <text:p>11/04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1" calcext:value-type="date">
            <text:p>11/04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1" calcext:value-type="date">
            <text:p>11/04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1" calcext:value-type="date">
            <text:p>11/04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1" calcext:value-type="date">
            <text:p>11/04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2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1" calcext:value-type="date">
            <text:p>11/04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1" calcext:value-type="date">
            <text:p>11/04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2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1" calcext:value-type="date">
            <text:p>11/04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2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1" calcext:value-type="date">
            <text:p>11/04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1" calcext:value-type="date">
            <text:p>11/04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1" calcext:value-type="date">
            <text:p>11/04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1" calcext:value-type="date">
            <text:p>11/04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1" calcext:value-type="date">
            <text:p>11/04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29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1" calcext:value-type="date">
            <text:p>11/04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1" calcext:value-type="date">
            <text:p>11/04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1" calcext:value-type="date">
            <text:p>11/04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1" calcext:value-type="date">
            <text:p>11/04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1" calcext:value-type="date">
            <text:p>11/04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1" calcext:value-type="date">
            <text:p>11/04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1" calcext:value-type="date">
            <text:p>11/04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4-11" calcext:value-type="date">
            <text:p>11/04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4-11" calcext:value-type="date">
            <text:p>11/04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1" calcext:value-type="date">
            <text:p>11/04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4-11" calcext:value-type="date">
            <text:p>11/04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4-11" calcext:value-type="date">
            <text:p>11/04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2" calcext:value-type="date">
            <text:p>12/04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2" calcext:value-type="date">
            <text:p>12/04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4-12" calcext:value-type="date">
            <text:p>12/04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2" calcext:value-type="date">
            <text:p>12/04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2" calcext:value-type="date">
            <text:p>12/04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2" calcext:value-type="date">
            <text:p>12/04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2" calcext:value-type="date">
            <text:p>12/04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2" calcext:value-type="date">
            <text:p>12/04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4-12" calcext:value-type="date">
            <text:p>12/04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2" calcext:value-type="date">
            <text:p>12/04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2" calcext:value-type="date">
            <text:p>12/04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2" calcext:value-type="date">
            <text:p>12/04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2" calcext:value-type="date">
            <text:p>12/04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2" calcext:value-type="date">
            <text:p>12/04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2" calcext:value-type="date">
            <text:p>12/04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2" calcext:value-type="date">
            <text:p>12/04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2" calcext:value-type="date">
            <text:p>12/04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2" calcext:value-type="date">
            <text:p>12/04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2" calcext:value-type="date">
            <text:p>12/04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2" calcext:value-type="date">
            <text:p>12/04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2" calcext:value-type="date">
            <text:p>12/04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2" calcext:value-type="date">
            <text:p>12/04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2" calcext:value-type="date">
            <text:p>12/04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2" calcext:value-type="date">
            <text:p>12/04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2" calcext:value-type="date">
            <text:p>12/04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2" calcext:value-type="date">
            <text:p>12/04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2" calcext:value-type="date">
            <text:p>12/04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2" calcext:value-type="date">
            <text:p>12/04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2" calcext:value-type="date">
            <text:p>12/04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2" calcext:value-type="date">
            <text:p>12/04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2" calcext:value-type="date">
            <text:p>12/04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2" calcext:value-type="date">
            <text:p>12/04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2" calcext:value-type="date">
            <text:p>12/04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2" calcext:value-type="date">
            <text:p>12/04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2" calcext:value-type="date">
            <text:p>12/04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2" calcext:value-type="date">
            <text:p>12/04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2" calcext:value-type="date">
            <text:p>12/04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2" calcext:value-type="date">
            <text:p>12/04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2" calcext:value-type="date">
            <text:p>12/04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2" calcext:value-type="date">
            <text:p>12/04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2" calcext:value-type="date">
            <text:p>12/04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2" calcext:value-type="date">
            <text:p>12/04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4-12" calcext:value-type="date">
            <text:p>12/04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2" calcext:value-type="date">
            <text:p>12/04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4-12" calcext:value-type="date">
            <text:p>12/04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12" calcext:value-type="date">
            <text:p>12/04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12" calcext:value-type="date">
            <text:p>12/04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12" calcext:value-type="date">
            <text:p>12/04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3" calcext:value-type="date">
            <text:p>13/04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3" calcext:value-type="date">
            <text:p>13/04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3" calcext:value-type="date">
            <text:p>13/04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3" calcext:value-type="date">
            <text:p>13/04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3" calcext:value-type="date">
            <text:p>13/04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3" calcext:value-type="date">
            <text:p>13/04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3" calcext:value-type="date">
            <text:p>13/04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3" calcext:value-type="date">
            <text:p>13/04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3" calcext:value-type="date">
            <text:p>13/04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3" calcext:value-type="date">
            <text:p>13/04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3" calcext:value-type="date">
            <text:p>13/04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3" calcext:value-type="date">
            <text:p>13/04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4-13" calcext:value-type="date">
            <text:p>13/04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13" calcext:value-type="date">
            <text:p>13/04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13" calcext:value-type="date">
            <text:p>13/04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13" calcext:value-type="date">
            <text:p>13/04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13" calcext:value-type="date">
            <text:p>13/04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13" calcext:value-type="date">
            <text:p>13/04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13" calcext:value-type="date">
            <text:p>13/04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13" calcext:value-type="date">
            <text:p>13/04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13" calcext:value-type="date">
            <text:p>13/04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13" calcext:value-type="date">
            <text:p>13/04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13" calcext:value-type="date">
            <text:p>13/04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13" calcext:value-type="date">
            <text:p>13/04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13" calcext:value-type="date">
            <text:p>13/04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13" calcext:value-type="date">
            <text:p>13/04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13" calcext:value-type="date">
            <text:p>13/04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13" calcext:value-type="date">
            <text:p>13/04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13" calcext:value-type="date">
            <text:p>13/04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13" calcext:value-type="date">
            <text:p>13/04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13" calcext:value-type="date">
            <text:p>13/04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13" calcext:value-type="date">
            <text:p>13/04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13" calcext:value-type="date">
            <text:p>13/04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13" calcext:value-type="date">
            <text:p>13/04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13" calcext:value-type="date">
            <text:p>13/04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13" calcext:value-type="date">
            <text:p>13/04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13" calcext:value-type="date">
            <text:p>13/04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13" calcext:value-type="date">
            <text:p>13/04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13" calcext:value-type="date">
            <text:p>13/04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13" calcext:value-type="date">
            <text:p>13/04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13" calcext:value-type="date">
            <text:p>13/04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13" calcext:value-type="date">
            <text:p>13/04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13" calcext:value-type="date">
            <text:p>13/04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13" calcext:value-type="date">
            <text:p>13/04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13" calcext:value-type="date">
            <text:p>13/04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4-13" calcext:value-type="date">
            <text:p>13/04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4-13" calcext:value-type="date">
            <text:p>13/04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4-13" calcext:value-type="date">
            <text:p>13/04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4" calcext:value-type="date">
            <text:p>14/04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4" calcext:value-type="date">
            <text:p>14/04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4" calcext:value-type="date">
            <text:p>14/04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4" calcext:value-type="date">
            <text:p>14/04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4-14" calcext:value-type="date">
            <text:p>14/04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4" calcext:value-type="date">
            <text:p>14/04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4" calcext:value-type="date">
            <text:p>14/04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4-14" calcext:value-type="date">
            <text:p>14/04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4" calcext:value-type="date">
            <text:p>14/04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4" calcext:value-type="date">
            <text:p>14/04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4" calcext:value-type="date">
            <text:p>14/04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4" calcext:value-type="date">
            <text:p>14/04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4-14" calcext:value-type="date">
            <text:p>14/04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14" calcext:value-type="date">
            <text:p>14/04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14" calcext:value-type="date">
            <text:p>14/04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4" calcext:value-type="date">
            <text:p>14/04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4" calcext:value-type="date">
            <text:p>14/04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4" calcext:value-type="date">
            <text:p>14/04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4" calcext:value-type="date">
            <text:p>14/04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4" calcext:value-type="date">
            <text:p>14/04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4" calcext:value-type="date">
            <text:p>14/04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4" calcext:value-type="date">
            <text:p>14/04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32°C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4-14" calcext:value-type="date">
            <text:p>14/04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32°C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Biến đổi tại 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5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4" calcext:value-type="date">
            <text:p>14/04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32°C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7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4" calcext:value-type="date">
            <text:p>14/04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32°C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7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4" calcext:value-type="date">
            <text:p>14/04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4" calcext:value-type="date">
            <text:p>14/04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4" calcext:value-type="date">
            <text:p>14/04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4" calcext:value-type="date">
            <text:p>14/04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4" calcext:value-type="date">
            <text:p>14/04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4" calcext:value-type="date">
            <text:p>14/04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4" calcext:value-type="date">
            <text:p>14/04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4" calcext:value-type="date">
            <text:p>14/04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4" calcext:value-type="date">
            <text:p>14/04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4" calcext:value-type="date">
            <text:p>14/04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4" calcext:value-type="date">
            <text:p>14/04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4" calcext:value-type="date">
            <text:p>14/04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4" calcext:value-type="date">
            <text:p>14/04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4-14" calcext:value-type="date">
            <text:p>14/04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4" calcext:value-type="date">
            <text:p>14/04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4-14" calcext:value-type="date">
            <text:p>14/04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4" calcext:value-type="date">
            <text:p>14/04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4" calcext:value-type="date">
            <text:p>14/04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4" calcext:value-type="date">
            <text:p>14/04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4" calcext:value-type="date">
            <text:p>14/04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4" calcext:value-type="date">
            <text:p>14/04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4" calcext:value-type="date">
            <text:p>14/04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4" calcext:value-type="date">
            <text:p>14/04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5" calcext:value-type="date">
            <text:p>15/04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5" calcext:value-type="date">
            <text:p>15/04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5" calcext:value-type="date">
            <text:p>15/04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5" calcext:value-type="date">
            <text:p>15/04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5" calcext:value-type="date">
            <text:p>15/04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5" calcext:value-type="date">
            <text:p>15/04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5" calcext:value-type="date">
            <text:p>15/04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5" calcext:value-type="date">
            <text:p>15/04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5" calcext:value-type="date">
            <text:p>15/04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5" calcext:value-type="date">
            <text:p>15/04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5" calcext:value-type="date">
            <text:p>15/04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5" calcext:value-type="date">
            <text:p>15/04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5" calcext:value-type="date">
            <text:p>15/04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5" calcext:value-type="date">
            <text:p>15/04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5" calcext:value-type="date">
            <text:p>15/04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5" calcext:value-type="date">
            <text:p>15/04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5" calcext:value-type="date">
            <text:p>15/04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5" calcext:value-type="date">
            <text:p>15/04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4-15" calcext:value-type="date">
            <text:p>15/04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5" calcext:value-type="date">
            <text:p>15/04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5" calcext:value-type="date">
            <text:p>15/04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5" calcext:value-type="date">
            <text:p>15/04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5" calcext:value-type="date">
            <text:p>15/04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5" calcext:value-type="date">
            <text:p>15/04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5" calcext:value-type="date">
            <text:p>15/04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5" calcext:value-type="date">
            <text:p>15/04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5" calcext:value-type="date">
            <text:p>15/04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5" calcext:value-type="date">
            <text:p>15/04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5" calcext:value-type="date">
            <text:p>15/04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5" calcext:value-type="date">
            <text:p>15/04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5" calcext:value-type="date">
            <text:p>15/04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5" calcext:value-type="date">
            <text:p>15/04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5" calcext:value-type="date">
            <text:p>15/04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5" calcext:value-type="date">
            <text:p>15/04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5" calcext:value-type="date">
            <text:p>15/04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5" calcext:value-type="date">
            <text:p>15/04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5" calcext:value-type="date">
            <text:p>15/04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5" calcext:value-type="date">
            <text:p>15/04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5" calcext:value-type="date">
            <text:p>15/04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5" calcext:value-type="date">
            <text:p>15/04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5" calcext:value-type="date">
            <text:p>15/04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4-15" calcext:value-type="date">
            <text:p>15/04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5" calcext:value-type="date">
            <text:p>15/04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5" calcext:value-type="date">
            <text:p>15/04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4-15" calcext:value-type="date">
            <text:p>15/04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5" calcext:value-type="date">
            <text:p>15/04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5" calcext:value-type="date">
            <text:p>15/04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6" calcext:value-type="date">
            <text:p>16/04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6" calcext:value-type="date">
            <text:p>16/04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6" calcext:value-type="date">
            <text:p>16/04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6" calcext:value-type="date">
            <text:p>16/04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6" calcext:value-type="date">
            <text:p>16/04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6" calcext:value-type="date">
            <text:p>16/04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6" calcext:value-type="date">
            <text:p>16/04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6" calcext:value-type="date">
            <text:p>16/04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6" calcext:value-type="date">
            <text:p>16/04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6" calcext:value-type="date">
            <text:p>16/04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6" calcext:value-type="date">
            <text:p>16/04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6" calcext:value-type="date">
            <text:p>16/04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6" calcext:value-type="date">
            <text:p>16/04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6" calcext:value-type="date">
            <text:p>16/04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6" calcext:value-type="date">
            <text:p>16/04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6" calcext:value-type="date">
            <text:p>16/04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6" calcext:value-type="date">
            <text:p>16/04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6" calcext:value-type="date">
            <text:p>16/04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6" calcext:value-type="date">
            <text:p>16/04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6" calcext:value-type="date">
            <text:p>16/04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4-16" calcext:value-type="date">
            <text:p>16/04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Biến đổi tại 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4-16" calcext:value-type="date">
            <text:p>16/04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6" calcext:value-type="date">
            <text:p>16/04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6" calcext:value-type="date">
            <text:p>16/04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6" calcext:value-type="date">
            <text:p>16/04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6" calcext:value-type="date">
            <text:p>16/04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6" calcext:value-type="date">
            <text:p>16/04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6" calcext:value-type="date">
            <text:p>16/04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6" calcext:value-type="date">
            <text:p>16/04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6" calcext:value-type="date">
            <text:p>16/04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6" calcext:value-type="date">
            <text:p>16/04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6" calcext:value-type="date">
            <text:p>16/04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6" calcext:value-type="date">
            <text:p>16/04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6" calcext:value-type="date">
            <text:p>16/04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6" calcext:value-type="date">
            <text:p>16/04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6" calcext:value-type="date">
            <text:p>16/04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6" calcext:value-type="date">
            <text:p>16/04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4-16" calcext:value-type="date">
            <text:p>16/04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16" calcext:value-type="date">
            <text:p>16/04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16" calcext:value-type="date">
            <text:p>16/04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16" calcext:value-type="date">
            <text:p>16/04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16" calcext:value-type="date">
            <text:p>16/04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16" calcext:value-type="date">
            <text:p>16/04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4-16" calcext:value-type="date">
            <text:p>16/04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6" calcext:value-type="date">
            <text:p>16/04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4-16" calcext:value-type="date">
            <text:p>16/04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4-16" calcext:value-type="date">
            <text:p>16/04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4-16" calcext:value-type="date">
            <text:p>16/04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7" calcext:value-type="date">
            <text:p>17/04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7" calcext:value-type="date">
            <text:p>17/04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7" calcext:value-type="date">
            <text:p>17/04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7" calcext:value-type="date">
            <text:p>17/04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7" calcext:value-type="date">
            <text:p>17/04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7" calcext:value-type="date">
            <text:p>17/04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7" calcext:value-type="date">
            <text:p>17/04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7" calcext:value-type="date">
            <text:p>17/04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7" calcext:value-type="date">
            <text:p>17/04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7" calcext:value-type="date">
            <text:p>17/04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7" calcext:value-type="date">
            <text:p>17/04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7" calcext:value-type="date">
            <text:p>17/04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7" calcext:value-type="date">
            <text:p>17/04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7" calcext:value-type="date">
            <text:p>17/04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7" calcext:value-type="date">
            <text:p>17/04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7" calcext:value-type="date">
            <text:p>17/04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7" calcext:value-type="date">
            <text:p>17/04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7" calcext:value-type="date">
            <text:p>17/04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7" calcext:value-type="date">
            <text:p>17/04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7" calcext:value-type="date">
            <text:p>17/04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7" calcext:value-type="date">
            <text:p>17/04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7" calcext:value-type="date">
            <text:p>17/04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7" calcext:value-type="date">
            <text:p>17/04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7" calcext:value-type="date">
            <text:p>17/04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7" calcext:value-type="date">
            <text:p>17/04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7" calcext:value-type="date">
            <text:p>17/04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7" calcext:value-type="date">
            <text:p>17/04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7" calcext:value-type="date">
            <text:p>17/04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7" calcext:value-type="date">
            <text:p>17/04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7" calcext:value-type="date">
            <text:p>17/04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7" calcext:value-type="date">
            <text:p>17/04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7" calcext:value-type="date">
            <text:p>17/04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7" calcext:value-type="date">
            <text:p>17/04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7" calcext:value-type="date">
            <text:p>17/04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7" calcext:value-type="date">
            <text:p>17/04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7" calcext:value-type="date">
            <text:p>17/04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7" calcext:value-type="date">
            <text:p>17/04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7" calcext:value-type="date">
            <text:p>17/04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7" calcext:value-type="date">
            <text:p>17/04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7" calcext:value-type="date">
            <text:p>17/04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4-17" calcext:value-type="date">
            <text:p>17/04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17" calcext:value-type="date">
            <text:p>17/04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17" calcext:value-type="date">
            <text:p>17/04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17" calcext:value-type="date">
            <text:p>17/04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17" calcext:value-type="date">
            <text:p>17/04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17" calcext:value-type="date">
            <text:p>17/04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17" calcext:value-type="date">
            <text:p>17/04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17" calcext:value-type="date">
            <text:p>17/04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18" calcext:value-type="date">
            <text:p>18/04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18" calcext:value-type="date">
            <text:p>18/04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18" calcext:value-type="date">
            <text:p>18/04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18" calcext:value-type="date">
            <text:p>18/04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18" calcext:value-type="date">
            <text:p>18/04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18" calcext:value-type="date">
            <text:p>18/04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18" calcext:value-type="date">
            <text:p>18/04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18" calcext:value-type="date">
            <text:p>18/04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18" calcext:value-type="date">
            <text:p>18/04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18" calcext:value-type="date">
            <text:p>18/04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18" calcext:value-type="date">
            <text:p>18/04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18" calcext:value-type="date">
            <text:p>18/04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18" calcext:value-type="date">
            <text:p>18/04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18" calcext:value-type="date">
            <text:p>18/04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18" calcext:value-type="date">
            <text:p>18/04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18" calcext:value-type="date">
            <text:p>18/04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18" calcext:value-type="date">
            <text:p>18/04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18" calcext:value-type="date">
            <text:p>18/04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18" calcext:value-type="date">
            <text:p>18/04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18" calcext:value-type="date">
            <text:p>18/04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Quang</text:p>
          </table:table-cell>
        </table:table-row>
        <table:table-row table:style-name="ro1">
          <table:table-cell table:style-name="ce1" office:value-type="date" office:date-value="2014-04-18" calcext:value-type="date">
            <text:p>18/04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32°C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Quang</text:p>
          </table:table-cell>
        </table:table-row>
        <table:table-row table:style-name="ro1">
          <table:table-cell table:style-name="ce1" office:value-type="date" office:date-value="2014-04-18" calcext:value-type="date">
            <text:p>18/04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Quang</text:p>
          </table:table-cell>
        </table:table-row>
        <table:table-row table:style-name="ro1">
          <table:table-cell table:style-name="ce1" office:value-type="date" office:date-value="2014-04-18" calcext:value-type="date">
            <text:p>18/04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Quang</text:p>
          </table:table-cell>
        </table:table-row>
        <table:table-row table:style-name="ro1">
          <table:table-cell table:style-name="ce1" office:value-type="date" office:date-value="2014-04-18" calcext:value-type="date">
            <text:p>18/04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32°C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Quang</text:p>
          </table:table-cell>
        </table:table-row>
        <table:table-row table:style-name="ro1">
          <table:table-cell table:style-name="ce1" office:value-type="date" office:date-value="2014-04-18" calcext:value-type="date">
            <text:p>18/04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32°C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Quang</text:p>
          </table:table-cell>
        </table:table-row>
        <table:table-row table:style-name="ro1">
          <table:table-cell table:style-name="ce1" office:value-type="date" office:date-value="2014-04-18" calcext:value-type="date">
            <text:p>18/04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Quang</text:p>
          </table:table-cell>
        </table:table-row>
        <table:table-row table:style-name="ro1">
          <table:table-cell table:style-name="ce1" office:value-type="date" office:date-value="2014-04-18" calcext:value-type="date">
            <text:p>18/04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Quang</text:p>
          </table:table-cell>
        </table:table-row>
        <table:table-row table:style-name="ro1">
          <table:table-cell table:style-name="ce1" office:value-type="date" office:date-value="2014-04-18" calcext:value-type="date">
            <text:p>18/04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Quang</text:p>
          </table:table-cell>
        </table:table-row>
        <table:table-row table:style-name="ro2">
          <table:table-cell table:style-name="ce1" office:value-type="date" office:date-value="2014-04-18" calcext:value-type="date">
            <text:p>18/04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2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18" calcext:value-type="date">
            <text:p>18/04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18" calcext:value-type="date">
            <text:p>18/04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18" calcext:value-type="date">
            <text:p>18/04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18" calcext:value-type="date">
            <text:p>18/04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18" calcext:value-type="date">
            <text:p>18/04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18" calcext:value-type="date">
            <text:p>18/04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18" calcext:value-type="date">
            <text:p>18/04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18" calcext:value-type="date">
            <text:p>18/04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18" calcext:value-type="date">
            <text:p>18/04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18" calcext:value-type="date">
            <text:p>18/04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18" calcext:value-type="date">
            <text:p>18/04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18" calcext:value-type="date">
            <text:p>18/04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18" calcext:value-type="date">
            <text:p>18/04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18" calcext:value-type="date">
            <text:p>18/04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18" calcext:value-type="date">
            <text:p>18/04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18" calcext:value-type="date">
            <text:p>18/04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18" calcext:value-type="date">
            <text:p>18/04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18" calcext:value-type="date">
            <text:p>18/04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18" calcext:value-type="date">
            <text:p>18/04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19" calcext:value-type="date">
            <text:p>19/04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19" calcext:value-type="date">
            <text:p>19/04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19" calcext:value-type="date">
            <text:p>19/04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19" calcext:value-type="date">
            <text:p>19/04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19" calcext:value-type="date">
            <text:p>19/04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19" calcext:value-type="date">
            <text:p>19/04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19" calcext:value-type="date">
            <text:p>19/04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19" calcext:value-type="date">
            <text:p>19/04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19" calcext:value-type="date">
            <text:p>19/04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19" calcext:value-type="date">
            <text:p>19/04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19" calcext:value-type="date">
            <text:p>19/04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19" calcext:value-type="date">
            <text:p>19/04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19" calcext:value-type="date">
            <text:p>19/04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9" calcext:value-type="date">
            <text:p>19/04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9" calcext:value-type="date">
            <text:p>19/04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9" calcext:value-type="date">
            <text:p>19/04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9" calcext:value-type="date">
            <text:p>19/04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4-19" calcext:value-type="date">
            <text:p>19/04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9" calcext:value-type="date">
            <text:p>19/04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4-19" calcext:value-type="date">
            <text:p>19/04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9" calcext:value-type="date">
            <text:p>19/04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9" calcext:value-type="date">
            <text:p>19/04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9" calcext:value-type="date">
            <text:p>19/04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9" calcext:value-type="date">
            <text:p>19/04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9" calcext:value-type="date">
            <text:p>19/04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9" calcext:value-type="date">
            <text:p>19/04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9" calcext:value-type="date">
            <text:p>19/04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2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9" calcext:value-type="date">
            <text:p>19/04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19" calcext:value-type="date">
            <text:p>19/04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4-19" calcext:value-type="date">
            <text:p>19/04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19" calcext:value-type="date">
            <text:p>19/04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19" calcext:value-type="date">
            <text:p>19/04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19" calcext:value-type="date">
            <text:p>19/04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19" calcext:value-type="date">
            <text:p>19/04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19" calcext:value-type="date">
            <text:p>19/04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19" calcext:value-type="date">
            <text:p>19/04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19" calcext:value-type="date">
            <text:p>19/04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19" calcext:value-type="date">
            <text:p>19/04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19" calcext:value-type="date">
            <text:p>19/04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19" calcext:value-type="date">
            <text:p>19/04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19" calcext:value-type="date">
            <text:p>19/04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19" calcext:value-type="date">
            <text:p>19/04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19" calcext:value-type="date">
            <text:p>19/04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19" calcext:value-type="date">
            <text:p>19/04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19" calcext:value-type="date">
            <text:p>19/04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19" calcext:value-type="date">
            <text:p>19/04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19" calcext:value-type="date">
            <text:p>19/04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19" calcext:value-type="date">
            <text:p>19/04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0" calcext:value-type="date">
            <text:p>20/04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0" calcext:value-type="date">
            <text:p>20/04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0" calcext:value-type="date">
            <text:p>20/04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0" calcext:value-type="date">
            <text:p>20/04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0" calcext:value-type="date">
            <text:p>20/04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0" calcext:value-type="date">
            <text:p>20/04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0" calcext:value-type="date">
            <text:p>20/04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0" calcext:value-type="date">
            <text:p>20/04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0" calcext:value-type="date">
            <text:p>20/04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0" calcext:value-type="date">
            <text:p>20/04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0" calcext:value-type="date">
            <text:p>20/04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0" calcext:value-type="date">
            <text:p>20/04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0" calcext:value-type="date">
            <text:p>20/04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0" calcext:value-type="date">
            <text:p>20/04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0" calcext:value-type="date">
            <text:p>20/04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0" calcext:value-type="date">
            <text:p>20/04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0" calcext:value-type="date">
            <text:p>20/04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0" calcext:value-type="date">
            <text:p>20/04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0" calcext:value-type="date">
            <text:p>20/04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0" calcext:value-type="date">
            <text:p>20/04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0" calcext:value-type="date">
            <text:p>20/04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0" calcext:value-type="date">
            <text:p>20/04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0" calcext:value-type="date">
            <text:p>20/04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0" calcext:value-type="date">
            <text:p>20/04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0" calcext:value-type="date">
            <text:p>20/04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0" calcext:value-type="date">
            <text:p>20/04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0" calcext:value-type="date">
            <text:p>20/04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0" calcext:value-type="date">
            <text:p>20/04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2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0" calcext:value-type="date">
            <text:p>20/04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2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0" calcext:value-type="date">
            <text:p>20/04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0" calcext:value-type="date">
            <text:p>20/04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0" calcext:value-type="date">
            <text:p>20/04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0" calcext:value-type="date">
            <text:p>20/04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0" calcext:value-type="date">
            <text:p>20/04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0" calcext:value-type="date">
            <text:p>20/04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0" calcext:value-type="date">
            <text:p>20/04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0" calcext:value-type="date">
            <text:p>20/04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0" calcext:value-type="date">
            <text:p>20/04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0" calcext:value-type="date">
            <text:p>20/04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0" calcext:value-type="date">
            <text:p>20/04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20" calcext:value-type="date">
            <text:p>20/04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4-20" calcext:value-type="date">
            <text:p>20/04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4-20" calcext:value-type="date">
            <text:p>20/04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4-20" calcext:value-type="date">
            <text:p>20/04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0" calcext:value-type="date">
            <text:p>20/04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0" calcext:value-type="date">
            <text:p>20/04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0" calcext:value-type="date">
            <text:p>20/04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0" calcext:value-type="date">
            <text:p>20/04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1" calcext:value-type="date">
            <text:p>21/04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1" calcext:value-type="date">
            <text:p>21/04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1" calcext:value-type="date">
            <text:p>21/04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1" calcext:value-type="date">
            <text:p>21/04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1" calcext:value-type="date">
            <text:p>21/04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1" calcext:value-type="date">
            <text:p>21/04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1" calcext:value-type="date">
            <text:p>21/04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1" calcext:value-type="date">
            <text:p>21/04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1" calcext:value-type="date">
            <text:p>21/04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1" calcext:value-type="date">
            <text:p>21/04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21" calcext:value-type="date">
            <text:p>21/04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1" calcext:value-type="date">
            <text:p>21/04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4-21" calcext:value-type="date">
            <text:p>21/04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1" calcext:value-type="date">
            <text:p>21/04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1" calcext:value-type="date">
            <text:p>21/04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1" calcext:value-type="date">
            <text:p>21/04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1" calcext:value-type="date">
            <text:p>21/04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1" calcext:value-type="date">
            <text:p>21/04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1" calcext:value-type="date">
            <text:p>21/04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1" calcext:value-type="date">
            <text:p>21/04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1" calcext:value-type="date">
            <text:p>21/04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1" calcext:value-type="date">
            <text:p>21/04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1" calcext:value-type="date">
            <text:p>21/04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1" calcext:value-type="date">
            <text:p>21/04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1" calcext:value-type="date">
            <text:p>21/04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1" calcext:value-type="date">
            <text:p>21/04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1" calcext:value-type="date">
            <text:p>21/04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1" calcext:value-type="date">
            <text:p>21/04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2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1" calcext:value-type="date">
            <text:p>21/04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1" calcext:value-type="date">
            <text:p>21/04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1" calcext:value-type="date">
            <text:p>21/04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1" calcext:value-type="date">
            <text:p>21/04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1" calcext:value-type="date">
            <text:p>21/04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1" calcext:value-type="date">
            <text:p>21/04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1" calcext:value-type="date">
            <text:p>21/04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1" calcext:value-type="date">
            <text:p>21/04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1" calcext:value-type="date">
            <text:p>21/04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1" calcext:value-type="date">
            <text:p>21/04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1" calcext:value-type="date">
            <text:p>21/04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1" calcext:value-type="date">
            <text:p>21/04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21" calcext:value-type="date">
            <text:p>21/04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1" calcext:value-type="date">
            <text:p>21/04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1" calcext:value-type="date">
            <text:p>21/04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1" calcext:value-type="date">
            <text:p>21/04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4-21" calcext:value-type="date">
            <text:p>21/04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4-21" calcext:value-type="date">
            <text:p>21/04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1" calcext:value-type="date">
            <text:p>21/04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2" calcext:value-type="date">
            <text:p>22/04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4-22" calcext:value-type="date">
            <text:p>22/04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2" calcext:value-type="date">
            <text:p>22/04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2" calcext:value-type="date">
            <text:p>22/04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2" calcext:value-type="date">
            <text:p>22/04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2" calcext:value-type="date">
            <text:p>22/04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2" calcext:value-type="date">
            <text:p>22/04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2" calcext:value-type="date">
            <text:p>22/04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2" calcext:value-type="date">
            <text:p>22/04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4-22" calcext:value-type="date">
            <text:p>22/04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2" calcext:value-type="date">
            <text:p>22/04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2" calcext:value-type="date">
            <text:p>22/04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2" calcext:value-type="date">
            <text:p>22/04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2" calcext:value-type="date">
            <text:p>22/04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2" calcext:value-type="date">
            <text:p>22/04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2" calcext:value-type="date">
            <text:p>22/04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2" calcext:value-type="date">
            <text:p>22/04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2" calcext:value-type="date">
            <text:p>22/04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2" calcext:value-type="date">
            <text:p>22/04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2" calcext:value-type="date">
            <text:p>22/04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32°C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1%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2" calcext:value-type="date">
            <text:p>22/04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2" calcext:value-type="date">
            <text:p>22/04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2" calcext:value-type="date">
            <text:p>22/04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32°C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7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2" calcext:value-type="date">
            <text:p>22/04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32°C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7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2" calcext:value-type="date">
            <text:p>22/04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2" calcext:value-type="date">
            <text:p>22/04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2" calcext:value-type="date">
            <text:p>22/04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2" calcext:value-type="date">
            <text:p>22/04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2" calcext:value-type="date">
            <text:p>22/04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2" calcext:value-type="date">
            <text:p>22/04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2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2" calcext:value-type="date">
            <text:p>22/04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2" calcext:value-type="date">
            <text:p>22/04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2" calcext:value-type="date">
            <text:p>22/04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2" calcext:value-type="date">
            <text:p>22/04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2" calcext:value-type="date">
            <text:p>22/04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4-22" calcext:value-type="date">
            <text:p>22/04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2" calcext:value-type="date">
            <text:p>22/04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2" calcext:value-type="date">
            <text:p>22/04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2" calcext:value-type="date">
            <text:p>22/04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2" calcext:value-type="date">
            <text:p>22/04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2" calcext:value-type="date">
            <text:p>22/04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2" calcext:value-type="date">
            <text:p>22/04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2" calcext:value-type="date">
            <text:p>22/04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2" calcext:value-type="date">
            <text:p>22/04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2" calcext:value-type="date">
            <text:p>22/04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2" calcext:value-type="date">
            <text:p>22/04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2" calcext:value-type="date">
            <text:p>22/04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2" calcext:value-type="date">
            <text:p>22/04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3" calcext:value-type="date">
            <text:p>23/04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23" calcext:value-type="date">
            <text:p>23/04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3" calcext:value-type="date">
            <text:p>23/04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3" calcext:value-type="date">
            <text:p>23/04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3" calcext:value-type="date">
            <text:p>23/04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3" calcext:value-type="date">
            <text:p>23/04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3" calcext:value-type="date">
            <text:p>23/04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3" calcext:value-type="date">
            <text:p>23/04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3" calcext:value-type="date">
            <text:p>23/04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3" calcext:value-type="date">
            <text:p>23/04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3" calcext:value-type="date">
            <text:p>23/04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3" calcext:value-type="date">
            <text:p>23/04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4-23" calcext:value-type="date">
            <text:p>23/04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3" calcext:value-type="date">
            <text:p>23/04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3" calcext:value-type="date">
            <text:p>23/04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3" calcext:value-type="date">
            <text:p>23/04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3" calcext:value-type="date">
            <text:p>23/04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3" calcext:value-type="date">
            <text:p>23/04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3" calcext:value-type="date">
            <text:p>23/04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3" calcext:value-type="date">
            <text:p>23/04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3" calcext:value-type="date">
            <text:p>23/04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3" calcext:value-type="date">
            <text:p>23/04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3" calcext:value-type="date">
            <text:p>23/04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3" calcext:value-type="date">
            <text:p>23/04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3" calcext:value-type="date">
            <text:p>23/04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3" calcext:value-type="date">
            <text:p>23/04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32°C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3" calcext:value-type="date">
            <text:p>23/04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2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3" calcext:value-type="date">
            <text:p>23/04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3" calcext:value-type="date">
            <text:p>23/04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32°C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3" calcext:value-type="date">
            <text:p>23/04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2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3" calcext:value-type="date">
            <text:p>23/04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3" calcext:value-type="date">
            <text:p>23/04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3" calcext:value-type="date">
            <text:p>23/04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3" calcext:value-type="date">
            <text:p>23/04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3" calcext:value-type="date">
            <text:p>23/04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23" calcext:value-type="date">
            <text:p>23/04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3" calcext:value-type="date">
            <text:p>23/04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3" calcext:value-type="date">
            <text:p>23/04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4-23" calcext:value-type="date">
            <text:p>23/04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3" calcext:value-type="date">
            <text:p>23/04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3" calcext:value-type="date">
            <text:p>23/04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3" calcext:value-type="date">
            <text:p>23/04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3" calcext:value-type="date">
            <text:p>23/04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3" calcext:value-type="date">
            <text:p>23/04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3" calcext:value-type="date">
            <text:p>23/04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3" calcext:value-type="date">
            <text:p>23/04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4-23" calcext:value-type="date">
            <text:p>23/04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3" calcext:value-type="date">
            <text:p>23/04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4" calcext:value-type="date">
            <text:p>24/04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4" calcext:value-type="date">
            <text:p>24/04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4" calcext:value-type="date">
            <text:p>24/04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4" calcext:value-type="date">
            <text:p>24/04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4" calcext:value-type="date">
            <text:p>24/04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4" calcext:value-type="date">
            <text:p>24/04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4" calcext:value-type="date">
            <text:p>24/04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4" calcext:value-type="date">
            <text:p>24/04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4" calcext:value-type="date">
            <text:p>24/04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4" calcext:value-type="date">
            <text:p>24/04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4" calcext:value-type="date">
            <text:p>24/04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4" calcext:value-type="date">
            <text:p>24/04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4" calcext:value-type="date">
            <text:p>24/04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4-24" calcext:value-type="date">
            <text:p>24/04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4" calcext:value-type="date">
            <text:p>24/04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4-24" calcext:value-type="date">
            <text:p>24/04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4" calcext:value-type="date">
            <text:p>24/04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4" calcext:value-type="date">
            <text:p>24/04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4" calcext:value-type="date">
            <text:p>24/04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32°C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4" calcext:value-type="date">
            <text:p>24/04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32°C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4" calcext:value-type="date">
            <text:p>24/04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4" calcext:value-type="date">
            <text:p>24/04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4" calcext:value-type="date">
            <text:p>24/04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32°C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4" calcext:value-type="date">
            <text:p>24/04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32°C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4" calcext:value-type="date">
            <text:p>24/04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33°C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4" calcext:value-type="date">
            <text:p>24/04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32°C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4" calcext:value-type="date">
            <text:p>24/04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32°C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4" calcext:value-type="date">
            <text:p>24/04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4" calcext:value-type="date">
            <text:p>24/04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2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4" calcext:value-type="date">
            <text:p>24/04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2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4" calcext:value-type="date">
            <text:p>24/04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2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4" calcext:value-type="date">
            <text:p>24/04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2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4" calcext:value-type="date">
            <text:p>24/04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4" calcext:value-type="date">
            <text:p>24/04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4" calcext:value-type="date">
            <text:p>24/04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4" calcext:value-type="date">
            <text:p>24/04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4" calcext:value-type="date">
            <text:p>24/04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4" calcext:value-type="date">
            <text:p>24/04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4" calcext:value-type="date">
            <text:p>24/04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4" calcext:value-type="date">
            <text:p>24/04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4" calcext:value-type="date">
            <text:p>24/04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4" calcext:value-type="date">
            <text:p>24/04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4" calcext:value-type="date">
            <text:p>24/04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4" calcext:value-type="date">
            <text:p>24/04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4" calcext:value-type="date">
            <text:p>24/04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4" calcext:value-type="date">
            <text:p>24/04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4-24" calcext:value-type="date">
            <text:p>24/04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4-24" calcext:value-type="date">
            <text:p>24/04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5" calcext:value-type="date">
            <text:p>25/04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5" calcext:value-type="date">
            <text:p>25/04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5" calcext:value-type="date">
            <text:p>25/04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5" calcext:value-type="date">
            <text:p>25/04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4-25" calcext:value-type="date">
            <text:p>25/04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5" calcext:value-type="date">
            <text:p>25/04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5" calcext:value-type="date">
            <text:p>25/04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5" calcext:value-type="date">
            <text:p>25/04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5" calcext:value-type="date">
            <text:p>25/04/14</text:p>
          </table:table-cell>
          <table:table-cell table:style-name="ce4" office:value-type="string" calcext:value-type="string">
            <text:p>03:41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5" calcext:value-type="date">
            <text:p>25/04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5" calcext:value-type="date">
            <text:p>25/04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5" calcext:value-type="date">
            <text:p>25/04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5" calcext:value-type="date">
            <text:p>25/04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5" calcext:value-type="date">
            <text:p>25/04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5" calcext:value-type="date">
            <text:p>25/04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4-25" calcext:value-type="date">
            <text:p>25/04/14</text:p>
          </table:table-cell>
          <table:table-cell table:style-name="ce4" office:value-type="string" calcext:value-type="string">
            <text:p>06:35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4-25" calcext:value-type="date">
            <text:p>25/04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5" calcext:value-type="date">
            <text:p>25/04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5" calcext:value-type="date">
            <text:p>25/04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5" calcext:value-type="date">
            <text:p>25/04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5" calcext:value-type="date">
            <text:p>25/04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32°C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5" calcext:value-type="date">
            <text:p>25/04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32°C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5" calcext:value-type="date">
            <text:p>25/04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32°C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7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5" calcext:value-type="date">
            <text:p>25/04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32°C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7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5" calcext:value-type="date">
            <text:p>25/04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32°C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5" calcext:value-type="date">
            <text:p>25/04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5" calcext:value-type="date">
            <text:p>25/04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32°C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5" calcext:value-type="date">
            <text:p>25/04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5" calcext:value-type="date">
            <text:p>25/04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32°C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5" calcext:value-type="date">
            <text:p>25/04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5" calcext:value-type="date">
            <text:p>25/04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5" calcext:value-type="date">
            <text:p>25/04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5" calcext:value-type="date">
            <text:p>25/04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5" calcext:value-type="date">
            <text:p>25/04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5" calcext:value-type="date">
            <text:p>25/04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5" calcext:value-type="date">
            <text:p>25/04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4-25" calcext:value-type="date">
            <text:p>25/04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5" calcext:value-type="date">
            <text:p>25/04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5" calcext:value-type="date">
            <text:p>25/04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5" calcext:value-type="date">
            <text:p>25/04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5" calcext:value-type="date">
            <text:p>25/04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5" calcext:value-type="date">
            <text:p>25/04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5" calcext:value-type="date">
            <text:p>25/04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5" calcext:value-type="date">
            <text:p>25/04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5" calcext:value-type="date">
            <text:p>25/04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5" calcext:value-type="date">
            <text:p>25/04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5" calcext:value-type="date">
            <text:p>25/04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5" calcext:value-type="date">
            <text:p>25/04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5" calcext:value-type="date">
            <text:p>25/04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5" calcext:value-type="date">
            <text:p>25/04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6" calcext:value-type="date">
            <text:p>26/04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6" calcext:value-type="date">
            <text:p>26/04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6" calcext:value-type="date">
            <text:p>26/04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6" calcext:value-type="date">
            <text:p>26/04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6" calcext:value-type="date">
            <text:p>26/04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6" calcext:value-type="date">
            <text:p>26/04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6" calcext:value-type="date">
            <text:p>26/04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6" calcext:value-type="date">
            <text:p>26/04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6" calcext:value-type="date">
            <text:p>26/04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6" calcext:value-type="date">
            <text:p>26/04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26" calcext:value-type="date">
            <text:p>26/04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6" calcext:value-type="date">
            <text:p>26/04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6" calcext:value-type="date">
            <text:p>26/04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6" calcext:value-type="date">
            <text:p>26/04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6" calcext:value-type="date">
            <text:p>26/04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4-26" calcext:value-type="date">
            <text:p>26/04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6" calcext:value-type="date">
            <text:p>26/04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6" calcext:value-type="date">
            <text:p>26/04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6" calcext:value-type="date">
            <text:p>26/04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6" calcext:value-type="date">
            <text:p>26/04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32°C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6" calcext:value-type="date">
            <text:p>26/04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34°C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6" calcext:value-type="date">
            <text:p>26/04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34°C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6" calcext:value-type="date">
            <text:p>26/04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33°C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7%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6" calcext:value-type="date">
            <text:p>26/04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33°C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6" calcext:value-type="date">
            <text:p>26/04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32°C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7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6" calcext:value-type="date">
            <text:p>26/04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32°C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7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6" calcext:value-type="date">
            <text:p>26/04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32°C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6" calcext:value-type="date">
            <text:p>26/04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32°C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2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6" calcext:value-type="date">
            <text:p>26/04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6" calcext:value-type="date">
            <text:p>26/04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6" calcext:value-type="date">
            <text:p>26/04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6" calcext:value-type="date">
            <text:p>26/04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6" calcext:value-type="date">
            <text:p>26/04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6" calcext:value-type="date">
            <text:p>26/04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6" calcext:value-type="date">
            <text:p>26/04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26" calcext:value-type="date">
            <text:p>26/04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6" calcext:value-type="date">
            <text:p>26/04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4-26" calcext:value-type="date">
            <text:p>26/04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6" calcext:value-type="date">
            <text:p>26/04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6" calcext:value-type="date">
            <text:p>26/04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6" calcext:value-type="date">
            <text:p>26/04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6" calcext:value-type="date">
            <text:p>26/04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6" calcext:value-type="date">
            <text:p>26/04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6" calcext:value-type="date">
            <text:p>26/04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6" calcext:value-type="date">
            <text:p>26/04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6" calcext:value-type="date">
            <text:p>26/04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6" calcext:value-type="date">
            <text:p>26/04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6" calcext:value-type="date">
            <text:p>26/04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7" calcext:value-type="date">
            <text:p>27/04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7" calcext:value-type="date">
            <text:p>27/04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7" calcext:value-type="date">
            <text:p>27/04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7" calcext:value-type="date">
            <text:p>27/04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7" calcext:value-type="date">
            <text:p>27/04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7" calcext:value-type="date">
            <text:p>27/04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7" calcext:value-type="date">
            <text:p>27/04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7" calcext:value-type="date">
            <text:p>27/04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7" calcext:value-type="date">
            <text:p>27/04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7" calcext:value-type="date">
            <text:p>27/04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7" calcext:value-type="date">
            <text:p>27/04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7" calcext:value-type="date">
            <text:p>27/04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7" calcext:value-type="date">
            <text:p>27/04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7" calcext:value-type="date">
            <text:p>27/04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7" calcext:value-type="date">
            <text:p>27/04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7" calcext:value-type="date">
            <text:p>27/04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7" calcext:value-type="date">
            <text:p>27/04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7" calcext:value-type="date">
            <text:p>27/04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7" calcext:value-type="date">
            <text:p>27/04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7" calcext:value-type="date">
            <text:p>27/04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7" calcext:value-type="date">
            <text:p>27/04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7" calcext:value-type="date">
            <text:p>27/04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32°C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7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7" calcext:value-type="date">
            <text:p>27/04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32°C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7" calcext:value-type="date">
            <text:p>27/04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33°C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7" calcext:value-type="date">
            <text:p>27/04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33°C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7" calcext:value-type="date">
            <text:p>27/04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33°C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7" calcext:value-type="date">
            <text:p>27/04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32°C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7" calcext:value-type="date">
            <text:p>27/04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32°C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7" calcext:value-type="date">
            <text:p>27/04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7" calcext:value-type="date">
            <text:p>27/04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7" calcext:value-type="date">
            <text:p>27/04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7" calcext:value-type="date">
            <text:p>27/04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7" calcext:value-type="date">
            <text:p>27/04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7" calcext:value-type="date">
            <text:p>27/04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7" calcext:value-type="date">
            <text:p>27/04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7" calcext:value-type="date">
            <text:p>27/04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7" calcext:value-type="date">
            <text:p>27/04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7" calcext:value-type="date">
            <text:p>27/04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7" calcext:value-type="date">
            <text:p>27/04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7" calcext:value-type="date">
            <text:p>27/04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7" calcext:value-type="date">
            <text:p>27/04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7" calcext:value-type="date">
            <text:p>27/04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7" calcext:value-type="date">
            <text:p>27/04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7" calcext:value-type="date">
            <text:p>27/04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7" calcext:value-type="date">
            <text:p>27/04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27" calcext:value-type="date">
            <text:p>27/04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7" calcext:value-type="date">
            <text:p>27/04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4-27" calcext:value-type="date">
            <text:p>27/04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4-28" calcext:value-type="date">
            <text:p>28/04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4-28" calcext:value-type="date">
            <text:p>28/04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8" calcext:value-type="date">
            <text:p>28/04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8" calcext:value-type="date">
            <text:p>28/04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4-28" calcext:value-type="date">
            <text:p>28/04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8" calcext:value-type="date">
            <text:p>28/04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8" calcext:value-type="date">
            <text:p>28/04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4-28" calcext:value-type="date">
            <text:p>28/04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8" calcext:value-type="date">
            <text:p>28/04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8" calcext:value-type="date">
            <text:p>28/04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8" calcext:value-type="date">
            <text:p>28/04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8" calcext:value-type="date">
            <text:p>28/04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04-28" calcext:value-type="date">
            <text:p>28/04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8" calcext:value-type="date">
            <text:p>28/04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28" calcext:value-type="date">
            <text:p>28/04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8" calcext:value-type="date">
            <text:p>28/04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8" calcext:value-type="date">
            <text:p>28/04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8" calcext:value-type="date">
            <text:p>28/04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8" calcext:value-type="date">
            <text:p>28/04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8" calcext:value-type="date">
            <text:p>28/04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8" calcext:value-type="date">
            <text:p>28/04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8" calcext:value-type="date">
            <text:p>28/04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8" calcext:value-type="date">
            <text:p>28/04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8" calcext:value-type="date">
            <text:p>28/04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2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8" calcext:value-type="date">
            <text:p>28/04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2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8" calcext:value-type="date">
            <text:p>28/04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2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8" calcext:value-type="date">
            <text:p>28/04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3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8" calcext:value-type="date">
            <text:p>28/04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28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8" calcext:value-type="date">
            <text:p>28/04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2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4-28" calcext:value-type="date">
            <text:p>28/04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2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8" calcext:value-type="date">
            <text:p>28/04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2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8" calcext:value-type="date">
            <text:p>28/04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8" calcext:value-type="date">
            <text:p>28/04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8" calcext:value-type="date">
            <text:p>28/04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8" calcext:value-type="date">
            <text:p>28/04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8" calcext:value-type="date">
            <text:p>28/04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8" calcext:value-type="date">
            <text:p>28/04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8" calcext:value-type="date">
            <text:p>28/04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8" calcext:value-type="date">
            <text:p>28/04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8" calcext:value-type="date">
            <text:p>28/04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8" calcext:value-type="date">
            <text:p>28/04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8" calcext:value-type="date">
            <text:p>28/04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8" calcext:value-type="date">
            <text:p>28/04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8" calcext:value-type="date">
            <text:p>28/04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8" calcext:value-type="date">
            <text:p>28/04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8" calcext:value-type="date">
            <text:p>28/04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8" calcext:value-type="date">
            <text:p>28/04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8" calcext:value-type="date">
            <text:p>28/04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9" calcext:value-type="date">
            <text:p>29/04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9" calcext:value-type="date">
            <text:p>29/04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9" calcext:value-type="date">
            <text:p>29/04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4-29" calcext:value-type="date">
            <text:p>29/04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9" calcext:value-type="date">
            <text:p>29/04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9" calcext:value-type="date">
            <text:p>29/04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9" calcext:value-type="date">
            <text:p>29/04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9" calcext:value-type="date">
            <text:p>29/04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9" calcext:value-type="date">
            <text:p>29/04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9" calcext:value-type="date">
            <text:p>29/04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9" calcext:value-type="date">
            <text:p>29/04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9" calcext:value-type="date">
            <text:p>29/04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4-29" calcext:value-type="date">
            <text:p>29/04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9" calcext:value-type="date">
            <text:p>29/04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9" calcext:value-type="date">
            <text:p>29/04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9" calcext:value-type="date">
            <text:p>29/04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9" calcext:value-type="date">
            <text:p>29/04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9" calcext:value-type="date">
            <text:p>29/04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9" calcext:value-type="date">
            <text:p>29/04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9" calcext:value-type="date">
            <text:p>29/04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9" calcext:value-type="date">
            <text:p>29/04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32°C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9" calcext:value-type="date">
            <text:p>29/04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32°C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9" calcext:value-type="date">
            <text:p>29/04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32°C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9" calcext:value-type="date">
            <text:p>29/04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32°C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9" calcext:value-type="date">
            <text:p>29/04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29" calcext:value-type="date">
            <text:p>29/04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32°C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9" calcext:value-type="date">
            <text:p>29/04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9" calcext:value-type="date">
            <text:p>29/04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9" calcext:value-type="date">
            <text:p>29/04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4-29" calcext:value-type="date">
            <text:p>29/04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9" calcext:value-type="date">
            <text:p>29/04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9" calcext:value-type="date">
            <text:p>29/04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9" calcext:value-type="date">
            <text:p>29/04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9" calcext:value-type="date">
            <text:p>29/04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9" calcext:value-type="date">
            <text:p>29/04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9" calcext:value-type="date">
            <text:p>29/04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9" calcext:value-type="date">
            <text:p>29/04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29" calcext:value-type="date">
            <text:p>29/04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29" calcext:value-type="date">
            <text:p>29/04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9" calcext:value-type="date">
            <text:p>29/04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9" calcext:value-type="date">
            <text:p>29/04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9" calcext:value-type="date">
            <text:p>29/04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9" calcext:value-type="date">
            <text:p>29/04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9" calcext:value-type="date">
            <text:p>29/04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9" calcext:value-type="date">
            <text:p>29/04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9" calcext:value-type="date">
            <text:p>29/04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9" calcext:value-type="date">
            <text:p>29/04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29" calcext:value-type="date">
            <text:p>29/04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30" calcext:value-type="date">
            <text:p>30/04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30" calcext:value-type="date">
            <text:p>30/04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30" calcext:value-type="date">
            <text:p>30/04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30" calcext:value-type="date">
            <text:p>30/04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30" calcext:value-type="date">
            <text:p>30/04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30" calcext:value-type="date">
            <text:p>30/04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30" calcext:value-type="date">
            <text:p>30/04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30" calcext:value-type="date">
            <text:p>30/04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30" calcext:value-type="date">
            <text:p>30/04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30" calcext:value-type="date">
            <text:p>30/04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4-30" calcext:value-type="date">
            <text:p>30/04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30" calcext:value-type="date">
            <text:p>30/04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30" calcext:value-type="date">
            <text:p>30/04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30" calcext:value-type="date">
            <text:p>30/04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30" calcext:value-type="date">
            <text:p>30/04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30" calcext:value-type="date">
            <text:p>30/04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30" calcext:value-type="date">
            <text:p>30/04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4-30" calcext:value-type="date">
            <text:p>30/04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4-30" calcext:value-type="date">
            <text:p>30/04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4-30" calcext:value-type="date">
            <text:p>30/04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4-30" calcext:value-type="date">
            <text:p>30/04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30" calcext:value-type="date">
            <text:p>30/04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30" calcext:value-type="date">
            <text:p>30/04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30" calcext:value-type="date">
            <text:p>30/04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30" calcext:value-type="date">
            <text:p>30/04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30" calcext:value-type="date">
            <text:p>30/04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2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30" calcext:value-type="date">
            <text:p>30/04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2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30" calcext:value-type="date">
            <text:p>30/04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2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30" calcext:value-type="date">
            <text:p>30/04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2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30" calcext:value-type="date">
            <text:p>30/04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2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30" calcext:value-type="date">
            <text:p>30/04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30" calcext:value-type="date">
            <text:p>30/04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30" calcext:value-type="date">
            <text:p>30/04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4-30" calcext:value-type="date">
            <text:p>30/04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Sấm</text:p>
          </table:table-cell>
        </table:table-row>
        <table:table-row table:style-name="ro1">
          <table:table-cell table:style-name="ce1" office:value-type="date" office:date-value="2014-04-30" calcext:value-type="date">
            <text:p>30/04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Sấm</text:p>
          </table:table-cell>
        </table:table-row>
        <table:table-row table:style-name="ro1">
          <table:table-cell table:style-name="ce1" office:value-type="date" office:date-value="2014-04-30" calcext:value-type="date">
            <text:p>30/04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04-30" calcext:value-type="date">
            <text:p>30/04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04-30" calcext:value-type="date">
            <text:p>30/04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30" calcext:value-type="date">
            <text:p>30/04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4-30" calcext:value-type="date">
            <text:p>30/04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30" calcext:value-type="date">
            <text:p>30/04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4-30" calcext:value-type="date">
            <text:p>30/04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04-30" calcext:value-type="date">
            <text:p>30/04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4-30" calcext:value-type="date">
            <text:p>30/04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04-30" calcext:value-type="date">
            <text:p>30/04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04-30" calcext:value-type="date">
            <text:p>30/04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04-30" calcext:value-type="date">
            <text:p>30/04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04-30" calcext:value-type="date">
            <text:p>30/04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 table:number-rows-repeated="104714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7">00/00/0000</text:date>, <text:time style:data-style-name="N2" text:time-value="10:26:44.9558473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9T16:19:35.411153064</meta:creation-date>
    <dc:date>2020-11-17T10:47:51.208314039</dc:date>
    <meta:editing-duration>PT1H6M42S</meta:editing-duration>
    <meta:editing-cycles>9</meta:editing-cycles>
    <meta:generator>LibreOffice/6.4.6.2$Linux_X86_64 LibreOffice_project/40$Build-2</meta:generator>
    <meta:document-statistic meta:table-count="1" meta:cell-count="14340" meta:object-count="0"/>
  </office:meta>
</office:document-meta>
</file>